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olo1" style:master-page-name="MP0" style:family="paragraph">
      <style:paragraph-properties fo:break-before="page" fo:text-align="center"/>
    </style:style>
    <style:style style:name="T2" style:parent-style-name="Car.predefinitoparagrafo" style:family="text">
      <style:text-properties fo:font-weight="bold" style:font-weight-asian="bold" style:font-weight-complex="bold"/>
    </style:style>
  </office:automatic-styles>
  <office:body>
    <office:text text:use-soft-page-breaks="true">
      <text:h text:style-name="P1" text:outline-level="1">LEZIONE 1</text:h>
      <text:p text:style-name="Textbody">Oggi probabilmente parleremo soltanto di teams, ma in realtà vedremo una presentazione generale della lezione.</text:p>
      <text:p text:style-name="Textbody">Dice che organizzerà la lezione su più parti.</text:p>
      <text:p text:style-name="Textbody">Vediamo le competenze gia viste in passato, cioè giuridiche e<text:s/>tecniche.</text:p>
      <text:p text:style-name="Textbody">Dalla parte tecnica abbiamo ovviamente la duplicazione controllata dei dati, la ricostruzione della timeline, <text:s/>cioè le azioni che sono state fatte in un arco temporale(con I telefoni si può pure prendere la geolocalizzazione temporale), archeologia informatica per dispositivi e formati vecchi e persi(esempio nastro fisico dove un video viene memorizzato analogicamente). Reti e protocolli lo ha saltato, è arrivato alla fine.</text:p>
      <text:p text:style-name="Textbody">Sempre come l’ultima volta stiamo vedendo le parti(avvocato per la difesa,<text:s/>pubblico ministero per la accusa, giudice, consulenti tecnici delle parti CTP , perito contattato dal giudice)</text:p>
      <text:p text:style-name="Textbody">Acquisizione live di dati</text:p>
      <text:p text:style-name="Textbody">sempre come l’ultima volta, stiamo rivedendo come dovrebbe essere portata avanti la digital forensics tramite formalità, cura, metodologia, best practices.</text:p>
      <text:p text:style-name="Textbody">Le best practices più usate(e che si dovrebbero sempre usare), sono specificate nelle ISO guidelines, <text:s/>le parti evidenziate nelle slide sono le cose che interessano la digital forensics più specificatamente(noi le studieremo, quindi possiamo andare a vederle bene)</text:p>
      <text:p text:style-name="Textbody">la parte che prende più tempo per un esperto di digital forensics è l’acquisizione, in modo da non avere una alterazione del dato, da evitare assolutamente.</text:p>
      <text:p text:style-name="Textbody">La fase di acquisizione primaria è importantissima,<text:s/>dopo la prima fase di acquisizione possiamo usare il dato come vogliamo.</text:p>
      <text:p text:style-name="Textbody">Il dato deve essere mantenuto integro, dato che la cosa più importante dei dati digitali è che dopo la copia possiamo fare quello che vogliamo, manipolarlo o ricopiarlo ancora.</text:p>
      <text:p text:style-name="Textbody">Oggi o la prossima volta parleremo di alibi informatico(parla del caso Stasi, dice che la acquisizione non è stata fatta bene, e quindi il processo è stato compromesso)</text:p>
      <text:p text:style-name="Textbody">Nella copia primitiva dobbiamo fare una copia “primitiva”, bit a bit, perfetta, senza modificare niente.</text:p>
      <text:p text:style-name="Textbody">Non sappiamo quali tipi di utente abbiamo.</text:p>
      <text:p text:style-name="Textbody">Il concetto di integrità sono parte integrante della fase di acquisizione e della conservazione del reperto informatico.</text:p>
      <text:p text:style-name="Textbody">L’esperto informatico non ha a che fare solitamente con dati analogici da digitalizzare, ma se dovessimo farlo, dobbiamo digitalizzare con la minore perdita possibile di informazioni(o lossless, o nella mancanza con il minimo di perdita).</text:p>
      <text:p text:style-name="Textbody">Catena di<text:s/>custodie:</text:p>
      <text:p text:style-name="Textbody"><text:s/>le evidenze-prove devono essere trattate con le tre C(care, control,catena di custodia)</text:p>
      <text:soft-page-break/>
      <text:p text:style-name="Textbody">le procedure di chain of custody (una sorta di storia del reperto)sono quelle sulle slide:</text:p>
      <text:p text:style-name="Textbody">1) usare un log dove annotare quando la prova è stata ricevuta, analizzata, dove si trova, etc…</text:p>
      <text:p text:style-name="Textbody">2) segnare le date se I reperti sono prese in custodia da esterni</text:p>
      <text:p text:style-name="Textbody">3) restringere gli accessi ai reperti</text:p>
      <text:p text:style-name="Textbody">4) tenere la prova originale in un locker</text:p>
      <text:p text:style-name="Textbody">5) ?</text:p>
      <text:p text:style-name="Textbody"/>
      <text:p text:style-name="Textbody">Il reperto informatico, le 5 fasi(nel dettaglio):</text:p>
      <text:p text:style-name="Textbody">-identificazione, capire<text:s/>quale sia il reperto, quali cose siano effettivamente utili per l’indagine</text:p>
      <text:p text:style-name="Textbody">-acquisizione</text:p>
      <text:p text:style-name="Textbody">-analisi, solitamente siamo noi a farla, invece le prime due fasi vengono fatte da esterni solitamente</text:p>
      <text:p text:style-name="Textbody">-valutazione</text:p>
      <text:p text:style-name="Textbody">-presentazione</text:p>
      <text:p text:style-name="Textbody"/>
      <text:p text:style-name="Textbody">l’identificazione è per capire quali informazioni siano effettivamente utili, quando abbiamo troppe informazioni questo passo può essere effettivamente infinito senza la metodologia giusta(gli identificativi di accesso aumentano la complessità del sistema, se possibile bisogna mettersi in<text:s/>contatto con I proprietari e gli utenti dei reperti per avere informazioni che facilitino l’identificazione).</text:p>
      <text:p text:style-name="Textbody">Dopo l’identificazione dei reperti, segue l’acquisizione, duplicazione fedele delle informazioni originali. Questa operazione deve essere assolutamente ripetibile, deve acquisire il maggior numero di dati. Nel caso di server aziendali l’acquisizione deve essere veloce, non possiamo permetterci di spegnere per troppo tempo qualcosa di online. La tecnica utilizzata è quella dell’imaging. Vengono generate più copie, una master e alcune di lavoro per tutte le parti processuali coinvolte. Con l’imaging si può restituire l’originale al proprietario in modo da creare meno sconforti, le immagini ottenute sono accettate dai tribunali.</text:p>
      <text:p text:style-name="Textbody">Si applica una funzione<text:s/>di hash che applicata ad una successione di bit, genera un digest(stringa di simboli di lunghezza predefinita generata dalla applicazione della funzione hash), che identifica univocamente il file/reperto.</text:p>
      <text:p text:style-name="Textbody">Questa funzione hash è una funzione non iniettiva(non invertibile) che mappa una stringa di lunghezza arbitraria ad una stringa di lunghezza predefinita.</text:p>
      <text:p text:style-name="Textbody">Le caratteristiche di una funzione hash sono:</text:p>
      <text:p text:style-name="Textbody">-resistenza alla preimmagine:hash dato, trovare stringa in input intrattabile</text:p>
      <text:p text:style-name="Textbody">-resistenza alla seconda preimmagine:data una stringa con un hash calcolato, stringa in input intrattabile</text:p>
      <text:p text:style-name="Textbody">-resistenza alle collisioni:coppia di stringhe con lo stesso hash intrattabile</text:p>
      <text:p text:style-name="Textbody"/>
      <text:p text:style-name="Textbody">MD5 fa schifo perchè abbiamo solo una lunghezza specifica</text:p>
      <text:p text:style-name="Textbody">SHA ha il vantaggio di avere diverse lunghezze di stringa, è effettivamente l’algoritmo di hash più usato</text:p>
      <text:p text:style-name="Textbody">I numeri di hash devono essere assolutamente nella relazione</text:p>
      <text:p text:style-name="Textbody">L’analisi ovviamente deve essere<text:s/><text:span text:style-name="T2">riproducibile</text:span>, bisogna mettere in evidenza I dati con contenuto informativo importante per l’indagine(a favore e a sfavore indipendentemente dalle nostre scelte), bisogna ovviamente documentare attentamente l’analisi.</text:p>
      <text:p text:style-name="Textbody">La valutazione sta nell’interpretare I dati evidenziati durante la fase di analisi per sostenere le proprie tesi(a favore e a<text:s/>sfavore, ovviamente indipendentemente dalle proprie parti), questo processo deve essere fatto maggiormente oggettivamente e tecnicamente.(non si può far finta di non vedere cose che non ci interessano)</text:p>
      <text:p text:style-name="Textbody">La presentazione sta nel documentare tutto il processo. Cosa è stato fatto, come è stato fatto, cosa è è emerso, che significato hanno I dati emersi. Inoltre bisogna adattare il registro linguistico in base all’interlocutore(neofiti, tecnici, estranei alle materie trattate).</text:p>
      <text:p text:style-name="Textbody">In teoria abbiamo finito la prima<text:s/>lezion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fo:font-weight="bold" style:font-weight-asian="bold" style:font-weight-complex="bold"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GIORGIO LOCICERO</dc:creator>
    <meta:creation-date>2020-03-10T08:09:00Z</meta:creation-date>
    <dc:date>2020-04-02T22:03:00Z</dc:date>
    <meta:template xlink:href="Normal" xlink:type="simple"/>
    <meta:editing-cycles>2</meta:editing-cycles>
    <meta:editing-duration>PT3360S</meta:editing-duration>
    <meta:document-statistic meta:page-count="3" meta:paragraph-count="12" meta:word-count="900" meta:character-count="6018" meta:row-count="42" meta:non-whitespace-character-count="5130"/>
  </office:meta>
</office:document-meta>
</file>